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sumo<text:line-break/><text:line-break/><text:span text:style-name="T1"><text:tab/>O projeto descrito a seguir trata </text:span><text:span text:style-name="T1">da implementação de</text:span><text:span text:style-name="T1"> um ambiente virtual </text:span><text:span text:style-name="T1">multi</text:span><text:span text:style-name="T1"> agentes </text:span><text:span text:style-name="T1">que utiliza técnicas de Inteligência Artificial como o Planejamento e a Representação do Conhecimento.</text:span></text:p>
      <text:p text:style-name="P2"/>
      <text:p text:style-name="P1"><text:span text:style-name="T1"><text:tab/>No sistema, os agentes precisam tomar decisões para encontrar fontes de nutrientes de forma a saciar suas necessidades com o intuito de sobreviver, além de poderem trocar informações com outros agentes. Suas decisões são controladas pelo sistema o qual leva em consideração a distância das fontes conhecidas pelos agentes e a ordem de prioridade das necessidades que foi escolhida seguindo a hierarquida de necessidads de Maslow, ou pirâmide de Maslow, muito conhecida na área de Psicologia.</text:span><text:line-break/><text:line-break/><text:line-break/>2. Introdução</text:p>
      <text:p text:style-name="P1"/>
      <text:p text:style-name="P2"><text:tab/>Desde os anos 1940 o assunto Inteligência Artificial (IA) vem sido estudado, apesar dos avanços computacionais dos últimos tempos a área de IA não evoluiu no mesmo ritmo de outras áreas ligada à computação. Inteligência Artificial (IA), é um pano tecido de três disciplinas acadêmicas – psicologia (modelagem cognitiva), filosofia (filosofia da mente), e ciência da computação – com novas vertentes de linguística, matemática, e lógica (Sharple, 1989).</text:p>
      <text:p text:style-name="Text_20_body"><text:span text:style-name="T1"><text:tab/>O principal objetivo do projeto desenvolvido, é demonstrar de forma prática a aplicação de técnicas de Inteligência Artificial: Representação do Conhecimento, Sistemas Multiagentes e Planejamento.</text:span></text:p>
      <text:p text:style-name="Text_20_body"><text:span text:style-name="T1"/></text:p>
      <text:p text:style-name="Text_20_body"><text:span text:style-name="T1">Descrever:</text:span></text:p>
      <text:p text:style-name="P1">- tecnicas de representação de conhecimento<text:line-break/>- Planejamento<text:line-break/>- Sistemas multiagentes</text:p>
      <text:p text:style-name="P1"><text:span text:style-name="T1">- Overview do sistema</text:span></text:p>
      <text:p text:style-name="Text_20_body"><text:span text:style-name="T1"><text:tab/>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 – Introdução</text:p>
      <text:p text:style-name="P1"/>
      <text:p text:style-name="P1">Por anos o tema de planejamento em inteligência artificial vêm sido estudado. Por ser um conceito bem genérico, pode ser aplicado nos mais diferentes contextos, para resolver problemas.</text:p>
      <text:p text:style-name="P1"/>
      <text:p text:style-name="P1"/>
      <text:p text:style-name="P1"/>
      <text:p text:style-name="P1">Planejamento é utilizado para resolver problemas, </text:p>
      <text:p text:style-name="P1"/>
      <text:p text:style-name="P1"/>
      <text:p text:style-name="P1"/>
      <text:p text:style-name="P1">Aplicação de técnicas de planejamento.</text:p>
      <text:p text:style-name="P1"/>
      <text:p text:style-name="P1"/>
      <text:p text:style-name="P1">2. a pergunta da pesquisa (qual o problema específico, dentro do tema escolhido, </text:p>
      <text:p text:style-name="P1">que será pesquisado pelo autor); </text:p>
      <text:p text:style-name="P1"/>
      <text:p text:style-name="P1"/>
      <text:p text:style-name="P1"/>
      <text:p text:style-name="P1">3. o produto desejado (qual a contribuição que o autor espera agregar ao </text:p>
      <text:p text:style-name="P1">conhecimento existente com a monografia que pretende elaborar).</text:p>
      <text:p text:style-name="P1"/>
      <text:p text:style-name="P1">O que se planeja alcançar ao final deste estudo é um simulador de ambientes virtuais com aplicações de planejamen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/>
      <text:p text:style-name="P1"><text:line-break/><text:soft-page-break/>1 - Resumo<text:line-break/><text:line-break/>2 - Introdução<text:line-break/>- IA<text:line-break/>- tecnicas de representação de conhecimento<text:line-break/>- Planejamento<text:line-break/>- Sistemas multiagentes</text:p>
      <text:p text:style-name="P1">- Overview do sistema<text:line-break/><text:line-break/>3 - Funcionamento do Sistema<text:line-break/>- agente<text:line-break/><text:line-break/><text:line-break/>----------------------------------------------------------------<text:line-break/>(26/09)<text:line-break/><text:line-break/>Bem escrita<text:line-break/><text:a xlink:type="simple" xlink:href="http://www.dct.ufms.br/%7Emzanusso/producao/monoRodrigoSotolani.pdf" office:target-frame-name="_blank" xlink:show="new">http://www.dct.ufms.br/~mzanusso/producao/monoRodrigoSotolani.pdf</text:a><text:line-break/><text:line-break/>Muito a ver<text:line-break/><text:a xlink:type="simple" xlink:href="ftp://ftp.inf.puc-rio.br/pub/docs/techreports/03_39_pozzer.pdf" office:target-frame-name="_blank" xlink:show="new">ftp://ftp.inf.puc-rio.br/pub/docs/techreports/03_39_pozzer.pdf</text:a><text:line-break/><text:line-break/>Administração do conhecimento em empresas - KMS<text:line-break/><text:a xlink:type="simple" xlink:href="http://www.profdamasco.site.br.com/SigEaD/2AdministracaoConhecimento.htm" office:target-frame-name="_blank" xlink:show="new">http://www.profdamasco.site.br.com/SigEaD/2AdministracaoConhecimento.htm</text:a><text:line-break/><text:line-break/>Pirâmide de Maslow<text:line-break/><text:a xlink:type="simple" xlink:href="http://site.suamente.com.br/a-piramide-de-maslow/" office:target-frame-name="_blank" xlink:show="new">http://site.suamente.com.br/a-piramide-de-maslow/</text:a><text:line-break/>Agentes</text:p>
      <text:p text:style-name="P1"/>
      <text:p text:style-name="P1">https://www.coursera.org/course/aiplan</text:p>
      <text:p text:style-name="P1"/>
      <text:p text:style-name="P1">http://www.stanford.edu/group/nasslli/courses/boutilier/Lecture1.pdf<text:line-break/><text:line-break/>Representação do conhecimento<text:line-break/><text:line-break/>conceitos de inteligência artificial</text:p>
      <text:p text:style-name="P1"/>
      <text:p text:style-name="P1">----------------------------------------E-books-------------------------------------------</text:p>
      <text:p text:style-name="P1"/>
      <text:p text:style-name="P1">http://www.e-booksdirectory.com/details.php?ebook=8993</text:p>
      <text:h text:style-name="Heading_20_4" text:outline-level="4"><text:span text:style-name="T3">Sharple, Mike et. al. - </text:span><text:span text:style-name="T2">Computers and Thought: A practical Introduction to Artificial Intelligence,</text:span>1989</text:h>
      <text:p text:style-name="P1"><text:a xlink:type="simple" xlink:href="http://www.cs.bham.ac.uk/research/projects/poplog/computers-and-thought/">http://www.cs.bham.ac.uk/research/projects/poplog/computers-and-thought/</text:a></text:p>
      <text:p text:style-name="P1"/>
      <text:p text:style-name="P1">http://www.cs.bham.ac.uk/research/projects/poplog/computers-and-thought/chap1/node3.html#SECTION001100000000000000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 Sharp" style:font-size-asian="18pt" style:font-weight-asian="bold" style:font-name-complex="Lohit Devanagari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Zen Hei Sharp" style:font-size-asian="12pt" style:font-weight-asian="bold" style:font-name-complex="Lohit Devanagari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5:24:50</meta:creation-date>
    <dc:date>2013-10-05T23:43:48</dc:date>
    <meta:editing-duration>PT5H34M24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3" meta:paragraph-count="27" meta:word-count="397" meta:character-count="3343" meta:non-whitespace-character-count="2948"/>
  </office:meta>
</office:document-meta>
</file>